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1.65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188cm" fo:min-width="2.374cm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6.263cm" fo:min-width="0cm"/>
    </style:style>
    <style:style style:name="gr6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245cm" fo:min-width="0cm"/>
    </style:style>
    <style:style style:name="gr7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false" fo:min-height="3.519cm" fo:min-width="0cm"/>
    </style:style>
    <style:style style:name="gr8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9.481cm" fo:min-width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5.315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48cm" fo:min-width="0cm"/>
    </style:style>
    <style:style style:name="gr13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1.48cm" fo:min-width="0cm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draw:textarea-horizontal-align="left" draw:auto-grow-height="true" draw:auto-grow-width="false" fo:min-height="3.31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style:paragraph-properties fo:margin-left="0cm" fo:margin-right="0cm" fo:margin-top="0.1cm" fo:margin-bottom="0.1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UseCase" draw:style-name="dp1" draw:master-page-name="Default">
        <draw:custom-shape draw:style-name="gr1" draw:text-style-name="P2" draw:layer="layout" svg:width="3.048cm" svg:height="1.778cm" svg:x="5.572cm" svg:y="2.651cm">
          <text:p text:style-name="P1"><text:span text:style-name="T1">Nhật ký mớ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5.699cm" svg:y="8.239cm">
          <text:p text:style-name="P1"><text:span text:style-name="T1">Đóng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4cm" svg:height="2.032cm" svg:x="5.064cm" svg:y="5.318cm">
          <text:p text:style-name="P1"><text:span text:style-name="T1">Chỉnh sửa nhật ký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2.907cm" svg:height="1.185cm" svg:x="4.937cm" svg:y="11.118cm">
          <draw:text-box>
            <text:p><text:span text:style-name="T2"><text:a xlink:href="https://www.draw.io/?state=%7B%22folderId%22:%221K4EuyHVkMLgPvCh1T9qOORwTr111-9vy%22,%22action%22:%22create%22,%22userId%22:%22111666741022049525256%22%7D#G1obCwnX8wxBl5UKxMLvgm5UAlkXDWwZO9" xlink:type="simple">Đang vẽ thử ở drawIo hg.dzungGmail</text:a></text:span></text:p>
          </draw:text-box>
        </draw:frame>
        <draw:frame draw:style-name="gr4" draw:text-style-name="P4" draw:layer="layout" svg:width="4.464cm" svg:height="0.962cm" svg:x="7.35cm" svg:y="1.254cm">
          <draw:text-box>
            <text:p><text:span text:style-name="T3">Use Case</text:span></text:p>
          </draw:text-box>
        </draw:frame>
      </draw:page>
      <draw:page draw:name="page2" draw:style-name="dp1" draw:master-page-name="Default">
        <draw:frame draw:style-name="gr4" draw:text-style-name="P4" draw:layer="layout" svg:width="4.464cm" svg:height="0.962cm" svg:x="1.108cm" svg:y="1.054cm">
          <draw:text-box>
            <text:p><text:span text:style-name="T3">Mô tả dữ liệu </text:span></text:p>
          </draw:text-box>
        </draw:frame>
        <draw:frame draw:style-name="gr5" draw:text-style-name="P6" xml:id="id2" draw:id="id2" draw:layer="layout" svg:width="7.331cm" svg:height="6.513cm" svg:x="7.477cm" svg:y="6.645cm">
          <draw:text-box>
            <text:p text:style-name="P5"><text:span text:style-name="T4">NhatKyBaiIn</text:span></text:p>
            <text:list text:style-name="L1">
              <text:list-item>
                <text:p><text:span text:style-name="T1">TenNhatKy (string)</text:span></text:p>
              </text:list-item>
              <text:list-item>
                <text:p><text:span text:style-name="T1">NguoiIn: ThoIn</text:span></text:p>
              </text:list-item>
              <text:list-item>
                <text:p><text:span text:style-name="T1">ChoMayIn:MayIn</text:span></text:p>
              </text:list-item>
              <text:list-item>
                <text:p><text:span text:style-name="T1">InBai: BaiIn</text:span></text:p>
              </text:list-item>
              <text:list-item>
                <text:p><text:span text:style-name="T1">TongSoClickChay (integer)</text:span></text:p>
              </text:list-item>
              <text:list-item>
                <text:p><text:span text:style-name="T1">DonViTinhClick: string</text:span></text:p>
              </text:list-item>
              <text:list-item>
                <text:p><text:span text:style-name="T1">GomSoClickThu: double</text:span></text:p>
              </text:list-item>
              <text:list-item>
                <text:p><text:span text:style-name="T1">GomSoClickHu: double</text:span></text:p>
              </text:list-item>
              <text:list-item>
                <text:p><text:span text:style-name="T1">ThoiGianLapPhieu (DateTime)</text:span></text:p>
              </text:list-item>
              <text:list-item>
                <text:p><text:span text:style-name="T1">ThoiGianInXong (DateTime)</text:span></text:p>
              </text:list-item>
              <text:list-item>
                <text:p><text:span text:style-name="T1">TinhTrangNhatKy (TinhTrangNK)</text:span></text:p>
              </text:list-item>
            </text:list>
            <text:p><text:span text:style-name="T1"/></text:p>
          </draw:text-box>
        </draw:frame>
        <draw:frame draw:style-name="gr6" draw:text-style-name="P7" xml:id="id4" draw:id="id4" draw:layer="layout" svg:width="4.318cm" svg:height="3.495cm" svg:x="16.24cm" svg:y="2.778cm">
          <draw:text-box>
            <text:p><text:span text:style-name="T5">ThoIn</text:span></text:p>
            <text:list text:style-name="L1">
              <text:list-item>
                <text:p text:style-name="P5"><text:span text:style-name="T6">Ten</text:span></text:p>
              </text:list-item>
              <text:list-item>
                <text:p text:style-name="P5"><text:span text:style-name="T6">Ho</text:span></text:p>
              </text:list-item>
              <text:list-item>
                <text:p text:style-name="P5"><text:span text:style-name="T6">UserName</text:span></text:p>
              </text:list-item>
              <text:list-item>
                <text:p><text:span text:style-name="T1">Password</text:span></text:p>
              </text:list-item>
            </text:list>
            <text:p><text:span text:style-name="T1"/></text:p>
          </draw:text-box>
        </draw:frame>
        <draw:frame draw:style-name="gr7" draw:text-style-name="P7" xml:id="id3" draw:id="id3" draw:layer="layout" svg:width="4.953cm" svg:height="3.769cm" svg:x="16.24cm" svg:y="6.334cm">
          <draw:text-box>
            <text:p><text:span text:style-name="T5">MayIn</text:span></text:p>
            <text:list text:style-name="L1">
              <text:list-item>
                <text:p text:style-name="P5"><text:span text:style-name="T6">TenMayIn</text:span></text:p>
              </text:list-item>
              <text:list-item>
                <text:p><text:span text:style-name="T1">MoTa</text:span></text:p>
              </text:list-item>
              <text:list-item>
                <text:p><text:span text:style-name="T1">DonViDemClick</text:span></text:p>
              </text:list-item>
              <text:list-item>
                <text:p><text:span text:style-name="T1"/></text:p>
              </text:list-item>
            </text:list>
            <text:p><text:span text:style-name="T1"/></text:p>
          </draw:text-box>
        </draw:frame>
        <draw:frame draw:style-name="gr8" draw:text-style-name="P6" xml:id="id1" draw:id="id1" draw:layer="layout" svg:width="8.128cm" svg:height="9.731cm" svg:x="11.795cm" svg:y="15.138cm">
          <draw:text-box>
            <text:p><text:span text:style-name="T4">BaiIn</text:span></text:p>
            <text:list text:style-name="L1">
              <text:list-item>
                <text:p><text:span text:style-name="T1">TenBaiIn (string)</text:span></text:p>
              </text:list-item>
              <text:list-item>
                <text:p><text:span text:style-name="T1">NguoiLamFile (string)</text:span></text:p>
              </text:list-item>
              <text:list-item>
                <text:p><text:span text:style-name="T1">DienGiaiIn (string)</text:span></text:p>
              </text:list-item>
              <text:list-item>
                <text:p><text:span text:style-name="T1">MayInYeuCau MayIn</text:span></text:p>
              </text:list-item>
              <text:list-item>
                <text:p><text:span text:style-name="T1">TenGiayIn(string)</text:span></text:p>
              </text:list-item>
              <text:list-item>
                <text:p><text:span text:style-name="T1">ToChayRong (double)</text:span></text:p>
              </text:list-item>
              <text:list-item>
                <text:p><text:span text:style-name="T1">ToChayDai(double)</text:span></text:p>
              </text:list-item>
              <text:list-item>
                <text:p><text:span text:style-name="T1">SoLuongToChayCan (integer)</text:span></text:p>
              </text:list-item>
              <text:list-item>
                <text:p><text:span text:style-name="T1">SoLuongToChayBuHao (integer)</text:span></text:p>
              </text:list-item>
              <text:list-item>
                <text:p><text:span text:style-name="T1">SoClickCanIn (double)</text:span></text:p>
              </text:list-item>
              <text:list-item>
                <text:p><text:span text:style-name="T1">DonViTinhClick (DonViTinhClick en)</text:span></text:p>
              </text:list-item>
              <text:list-item>
                <text:p><text:span text:style-name="T1">SoMatIn(integer)</text:span></text:p>
              </text:list-item>
              <text:list-item>
                <text:p><text:span text:style-name="T1">MauIn (MauIn en)</text:span></text:p>
              </text:list-item>
              <text:list-item>
                <text:p><text:span text:style-name="T1">MucUuTien (MucUuTien en)</text:span></text:p>
              </text:list-item>
              <text:list-item>
                <text:p><text:span text:style-name="T1">ThoiHanInXong:Date</text:span></text:p>
              </text:list-item>
              <text:list-item>
                <text:p><text:span text:style-name="T1">DuongDanFileIn (string)</text:span></text:p>
              </text:list-item>
              <text:list-item>
                <text:p><text:span text:style-name="T1">TinhTrangBaiIn (TinhTrangBaiIn)</text:span></text:p>
              </text:list-item>
              <text:list-item>
                <text:p><text:span text:style-name="T1">IdBaiSanPham: integer</text:span></text:p>
              </text:list-item>
            </text:list>
            <text:p><text:span text:style-name="T1"/></text:p>
          </draw:text-box>
        </draw:frame>
        <draw:connector draw:style-name="gr9" draw:text-style-name="P8" draw:layer="layout" svg:x1="11.795cm" svg:y1="20.003cm" svg:x2="11.142cm" svg:y2="13.158cm" draw:start-shape="id1" draw:start-glue-point="3" draw:end-shape="id2" draw:end-glue-point="2" svg:d="M11795 20003h-653v-6845" svg:viewBox="0 0 654 6846">
          <text:p/>
        </draw:connector>
        <draw:connector draw:style-name="gr9" draw:text-style-name="P8" draw:layer="layout" svg:x1="18.716cm" svg:y1="10.103cm" svg:x2="11.142cm" svg:y2="13.158cm" draw:start-shape="id3" draw:start-glue-point="2" draw:end-shape="id2" svg:d="M18716 10103v3556h-7574v-501" svg:viewBox="0 0 7575 3557">
          <text:p/>
        </draw:connector>
        <draw:connector draw:style-name="gr9" draw:text-style-name="P8" draw:layer="layout" svg:x1="16.24cm" svg:y1="4.525cm" svg:x2="14.808cm" svg:y2="9.901cm" draw:start-shape="id4" draw:start-glue-point="3" draw:end-shape="id2" draw:end-glue-point="1" svg:d="M16240 4525h-716v5376h-716" svg:viewBox="0 0 1433 5377">
          <text:p/>
        </draw:connector>
        <draw:frame draw:style-name="gr10" draw:text-style-name="P6" xml:id="id5" draw:id="id5" draw:layer="layout" svg:width="5.969cm" svg:height="5.565cm" svg:x="1cm" svg:y="9.636cm">
          <draw:text-box>
            <text:p text:style-name="P5"><text:span text:style-name="T4">BaiSanPham</text:span></text:p>
            <text:list text:style-name="L1">
              <text:list-item>
                <text:p><text:span text:style-name="T1">SoDonHang (string)</text:span></text:p>
              </text:list-item>
              <text:list-item>
                <text:p><text:span text:style-name="T1">TenSanPham (string)</text:span></text:p>
              </text:list-item>
              <text:list-item>
                <text:p><text:span text:style-name="T1">YeuCau (string)</text:span></text:p>
              </text:list-item>
              <text:list-item>
                <text:p><text:span text:style-name="T1">DuongDanFile01</text:span></text:p>
              </text:list-item>
              <text:list-item>
                <text:p><text:span text:style-name="T1">DuongDanFile02</text:span></text:p>
              </text:list-item>
              <text:list-item>
                <text:p><text:span text:style-name="T1">DuongDanFile03</text:span></text:p>
              </text:list-item>
              <text:list-item>
                <text:p><text:span text:style-name="T1">ThoiHan: Date</text:span></text:p>
              </text:list-item>
              <text:list-item>
                <text:p><text:span text:style-name="T1">TinhTrangBaiSanPham</text:span></text:p>
                <text:p><text:span text:style-name="T1"><text:s/></text:span><text:span text:style-name="T1">(TinhTrangBaiSanPham)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11.795cm" svg:y1="20.003cm" svg:x2="3.984cm" svg:y2="15.201cm" draw:start-shape="id1" draw:start-glue-point="3" draw:end-shape="id5" draw:end-glue-point="2" svg:d="M11795 20003h-7811v-4802" svg:viewBox="0 0 7812 4803">
          <text:p text:style-name="P1">1 - n</text:p>
        </draw:connector>
        <draw:frame draw:style-name="gr12" draw:text-style-name="P6" xml:id="id7" draw:id="id7" draw:layer="layout" svg:width="4.318cm" svg:height="2.147cm" svg:x="36.56cm" svg:y="1.937cm">
          <draw:text-box>
            <text:p><text:span text:style-name="T4">TrungTamChiPhi</text:span></text:p>
            <text:list text:style-name="L1">
              <text:list-item>
                <text:p><text:span text:style-name="T1">Ten</text:span></text:p>
              </text:list-item>
              <text:list-item>
                <text:p><text:span text:style-name="T1">ThuTuTienTrinh</text:span></text:p>
              </text:list-item>
            </text:list>
            <text:p><text:span text:style-name="T1"/></text:p>
          </draw:text-box>
        </draw:frame>
        <draw:frame draw:style-name="gr13" draw:text-style-name="P6" xml:id="id6" draw:id="id6" draw:layer="layout" svg:width="4.318cm" svg:height="1.73cm" svg:x="30.972cm" svg:y="6.715cm">
          <draw:text-box>
            <text:p><text:span text:style-name="T4">TramLamViec</text:span></text:p>
            <text:list text:style-name="L1">
              <text:list-item>
                <text:p><text:span text:style-name="T1">Ten</text:span></text:p>
              </text:list-item>
            </text:list>
            <text:p><text:span text:style-name="T1"/></text:p>
          </draw:text-box>
        </draw:frame>
        <draw:connector draw:style-name="gr11" draw:text-style-name="P8" draw:layer="layout" svg:x1="35.29cm" svg:y1="7.58cm" svg:x2="36.56cm" svg:y2="3.01cm" draw:start-shape="id6" draw:start-glue-point="1" draw:end-shape="id7" draw:end-glue-point="3" svg:d="M35290 7580h635v-4570h635" svg:viewBox="0 0 1271 4571">
          <text:p text:style-name="P1">1 - n</text:p>
        </draw:connector>
        <draw:frame draw:style-name="gr14" draw:text-style-name="P6" draw:layer="layout" svg:width="5.588cm" svg:height="5.939cm" svg:x="26.908cm" svg:y="14.256cm">
          <draw:text-box>
            <text:p><text:span text:style-name="T4">TramLamViecBaiIn</text:span></text:p>
            <text:list text:style-name="L1">
              <text:list-item>
                <text:p><text:span text:style-name="T1">IdTram</text:span></text:p>
              </text:list-item>
              <text:list-item>
                <text:p><text:span text:style-name="T1">IdBaiIn</text:span></text:p>
              </text:list-item>
              <text:list-item>
                <text:p><text:span text:style-name="T1">ThoiGianVo</text:span></text:p>
              </text:list-item>
              <text:list-item>
                <text:p><text:span text:style-name="T1">ThoiGianHoanThanh</text:span></text:p>
              </text:list-item>
              <text:list-item>
                <text:p><text:span text:style-name="T1">SoLuongVo</text:span></text:p>
              </text:list-item>
              <text:list-item>
                <text:p><text:span text:style-name="T1">DonViSoLuongVo</text:span></text:p>
              </text:list-item>
              <text:list-item>
                <text:p><text:span text:style-name="T1">SoLuongRa</text:span></text:p>
              </text:list-item>
              <text:list-item>
                <text:p><text:span text:style-name="T1">DonViSoLuongRa</text:span></text:p>
              </text:list-item>
              <text:list-item>
                <text:p><text:span text:style-name="T1">GhiChuVo</text:span></text:p>
              </text:list-item>
              <text:list-item>
                <text:p><text:span text:style-name="T1">GhiChuRa</text:span></text:p>
              </text:list-item>
            </text:list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18-12-02T16:09:41.984000000</dc:date>
    <meta:editing-duration>PT3H28M14S</meta:editing-duration>
    <meta:editing-cycles>57</meta:editing-cycles>
    <meta:document-statistic meta:object-count="19"/>
  </office:meta>
</office:document-meta>
</file>